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0ad" officeooo:paragraph-rsid="0004f0ad"/>
    </style:style>
    <style:style style:name="P2" style:family="paragraph" style:parent-style-name="Standard">
      <style:text-properties officeooo:rsid="000651f6" officeooo:paragraph-rsid="000651f6"/>
    </style:style>
    <style:style style:name="P3" style:family="paragraph" style:parent-style-name="Standard">
      <style:text-properties officeooo:rsid="0007fa78" officeooo:paragraph-rsid="0007fa78"/>
    </style:style>
    <style:style style:name="T1" style:family="text">
      <style:text-properties officeooo:rsid="000651f6"/>
    </style:style>
    <style:style style:name="T2" style:family="text">
      <style:text-properties officeooo:rsid="0006fd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é es y qué función cumplen dentro de la instalación de ROOT “cmake” y “source”?</text:p>
      <text:p text:style-name="P1">- CMake es un conjunto de herramientas que sirve para crear, probar y empaquetar software.</text:p>
      <text:p text:style-name="P1"><text:s text:c="2"/>ROOT utiliza Cmake como un sistema de compilación primario que no construye el proyecto sino que genera los archivos para la contrucción de este. Así, en la instalación de ROOT, Cmake detecta el entorno de desarrollo, <text:span text:style-name="T1">realiza pruebas</text:span> y genera los archivos que ROOT va a necesitar.</text:p>
      <text:p text:style-name="P2">Para usar la instalación que permite <text:span text:style-name="T2">ejecutar ROOT independientemente</text:span> de estar en la carpeta de <text:span text:style-name="T2">este</text:span> en la terminal, <text:span text:style-name="T2">se requiere establecer otras variables en el entorno, estas se ejecutan usando el comando “source”.</text:span></text:p>
      <text:p text:style-name="P3">Por otro lado, “source” se puede referir también al archivo que se baja con la versión de ROOT que se desea instala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21:20:27.328828784</meta:creation-date>
    <dc:date>2018-08-24T21:51:39.099883473</dc:date>
    <meta:editing-duration>PT10M29S</meta:editing-duration>
    <meta:editing-cycles>2</meta:editing-cycles>
    <meta:generator>LibreOffice/6.0.3.2$Linux_X86_64 LibreOffice_project/00m0$Build-2</meta:generator>
    <meta:document-statistic meta:table-count="0" meta:image-count="0" meta:object-count="0" meta:page-count="1" meta:paragraph-count="5" meta:word-count="133" meta:character-count="787" meta:non-whitespace-character-count="657"/>
  </office:meta>
</office:document-meta>
</file>